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E0000018E6E5FC67616C1220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754cm" fo:margin-left="-0.857cm" table:align="left" style:may-break-between-rows="true"/>
    </style:style>
    <style:style style:name="Table1.A" style:family="table-column">
      <style:table-column-properties style:column-width="1.037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8.384cm"/>
    </style:style>
    <style:style style:name="Table1.D" style:family="table-column">
      <style:table-column-properties style:column-width="1.078cm"/>
    </style:style>
    <style:style style:name="Table1.1" style:family="table-row">
      <style:table-row-properties style:min-row-height="1.79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1.D1" style:family="table-cell">
      <style:table-cell-properties style:vertical-align="middle" fo:padding="0.097cm" fo:border="0.05pt solid #000000" style:writing-mode="lr-tb"/>
    </style:style>
    <style:style style:name="Table1.2" style:family="table-row">
      <style:table-row-properties style:min-row-height="0.593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Table1.3" style:family="table-row">
      <style:table-row-properties style:min-row-height="0.513cm"/>
    </style:style>
    <style:style style:name="Table1.4" style:family="table-row">
      <style:table-row-properties style:min-row-height="0.614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1" style:family="table-row">
      <style:table-row-properties style:min-row-height="1.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Table2.C1" style:family="table-cell">
      <style:table-cell-properties style:vertical-align="middle" fo:padding="0.097cm" fo:border="0.05pt solid #000000" style:writing-mode="tb-rl"/>
    </style:style>
    <style:style style:name="Table2.2" style:family="table-row">
      <style:table-row-properties style:min-row-height="0.6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 style:writing-mode="tb-rl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 style:writing-mode="tb-rl"/>
    </style:style>
    <style:style style:name="P1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077f8c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1bfeea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Carlito1" fo:font-size="7pt" officeooo:rsid="000c90b5" officeooo:paragraph-rsid="002b8849" style:font-size-asian="7pt" style:font-size-complex="7pt"/>
    </style:style>
    <style:style style:name="P4" style:family="paragraph" style:parent-style-name="Standard">
      <style:text-properties style:font-name="Carlito1" fo:font-size="7pt" officeooo:rsid="00125af2" officeooo:paragraph-rsid="002b8849" style:font-size-asian="7pt" style:font-size-complex="7pt"/>
    </style:style>
    <style:style style:name="P5" style:family="paragraph" style:parent-style-name="Standard">
      <style:text-properties style:font-name="Carlito1" fo:font-size="7pt" officeooo:rsid="00135c19" officeooo:paragraph-rsid="002b8849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Carlito1" fo:font-size="6pt" fo:font-weight="bold" officeooo:rsid="00187ac4" officeooo:paragraph-rsid="00187ac4" style:font-size-asian="6pt" style:font-weight-asian="bold" style:font-size-complex="6pt" style:font-weight-complex="bold"/>
    </style:style>
    <style:style style:name="P7" style:family="paragraph" style:parent-style-name="Standard">
      <style:text-properties style:font-name="Carlito1" fo:font-size="6pt" fo:font-weight="bold" officeooo:rsid="001d1ace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rlito1" fo:font-size="6pt" officeooo:rsid="00077f8c" officeooo:paragraph-rsid="00077f8c" style:font-size-asian="6pt" style:font-size-complex="6pt"/>
    </style:style>
    <style:style style:name="P9" style:family="paragraph" style:parent-style-name="Standard">
      <style:text-properties style:font-name="Carlito1" fo:font-size="6pt" officeooo:rsid="001d1ace" officeooo:paragraph-rsid="001d1ace" style:font-size-asian="6pt" style:font-size-complex="6pt"/>
    </style:style>
    <style:style style:name="P10" style:family="paragraph" style:parent-style-name="Standard">
      <style:text-properties style:font-name="Carlito1" fo:font-size="6pt" officeooo:rsid="001d1ace" officeooo:paragraph-rsid="001eaacd" style:font-size-asian="6pt" style:font-size-complex="6pt"/>
    </style:style>
    <style:style style:name="P11" style:family="paragraph" style:parent-style-name="Standard">
      <style:paragraph-properties fo:text-align="start" style:justify-single-word="false"/>
      <style:text-properties style:font-name="Carlito1" fo:font-size="6pt" officeooo:rsid="0016d243" officeooo:paragraph-rsid="0029815c" style:font-size-asian="6pt" style:font-size-complex="6pt"/>
    </style:style>
    <style:style style:name="P12" style:family="paragraph" style:parent-style-name="Standard">
      <style:paragraph-properties fo:text-align="start" style:justify-single-word="false"/>
      <style:text-properties style:font-name="Carlito1" fo:font-size="6pt" officeooo:rsid="000d8a92" officeooo:paragraph-rsid="0029815c" style:font-size-asian="6pt" style:font-size-complex="6pt"/>
    </style:style>
    <style:style style:name="P13" style:family="paragraph" style:parent-style-name="Standard">
      <style:text-properties fo:font-size="6pt" officeooo:paragraph-rsid="001eaac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Carlito1" fo:font-size="6pt" officeooo:rsid="00187ac4" officeooo:paragraph-rsid="00187ac4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Carlito1" fo:font-size="6pt" officeooo:paragraph-rsid="001eaacd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Carlito1" fo:font-size="6pt" officeooo:rsid="001eaacd" officeooo:paragraph-rsid="001eaacd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arlito1" fo:font-size="6pt" fo:font-weight="bold" officeooo:rsid="00187ac4" officeooo:paragraph-rsid="00187ac4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rlito1" fo:font-size="6pt" fo:font-weight="bold" officeooo:rsid="001dd9c5" officeooo:paragraph-rsid="001eaacd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rlito1" fo:font-size="7pt" officeooo:rsid="000d8a92" officeooo:paragraph-rsid="000d8a9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Carlito1" fo:font-size="7pt" officeooo:rsid="000d8a92" officeooo:paragraph-rsid="000d8a92" style:font-size-asian="7pt" style:font-size-complex="7pt"/>
    </style:style>
    <style:style style:name="P21" style:family="paragraph" style:parent-style-name="Table_20_Contents">
      <style:text-properties style:font-name="Carlito1" fo:font-size="7pt" style:text-underline-style="none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Carlito1" fo:font-size="7pt" fo:font-weight="bold" officeooo:rsid="00187ac4" officeooo:paragraph-rsid="00187ac4" style:font-size-asian="7pt" style:font-weight-asian="bold" style:font-size-complex="7pt" style:font-weight-complex="bold"/>
    </style:style>
    <style:style style:name="P23" style:family="paragraph" style:parent-style-name="Standard" style:list-style-name="L1">
      <style:text-properties style:font-name="Carlito1" fo:font-size="6pt" fo:font-weight="bold" officeooo:rsid="001d1ace" officeooo:paragraph-rsid="001d1ace" style:font-size-asian="6pt" style:font-weight-asian="bold" style:font-size-complex="6pt" style:font-weight-complex="bold"/>
    </style:style>
    <style:style style:name="P24" style:family="paragraph" style:parent-style-name="Standard" style:list-style-name="L1">
      <style:text-properties style:font-name="Carlito1" fo:font-size="6pt" officeooo:rsid="001d1ace" officeooo:paragraph-rsid="001d1ace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c4bf" style:font-weight-asian="bold" style:font-weight-complex="bold"/>
    </style:style>
    <style:style style:name="T3" style:family="text">
      <style:text-properties fo:font-size="7pt" officeooo:rsid="000c90b5" style:font-size-asian="7pt" style:font-size-complex="7pt"/>
    </style:style>
    <style:style style:name="T4" style:family="text">
      <style:text-properties style:font-name="Carlito1" fo:font-size="7pt" officeooo:rsid="00125af2" style:font-size-asian="7pt" style:font-size-complex="7pt"/>
    </style:style>
    <style:style style:name="T5" style:family="text">
      <style:text-properties style:font-name="Carlito1" fo:font-size="7pt" style:text-underline-style="none" style:font-size-asian="7pt" style:font-size-complex="7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rso" text:name="py3o.objects.course_id.name"/>
        <text:user-field-decl office:value-type="string" office:string-value="py3o.objects.name" text:name="name"/>
        <text:user-field-decl office:value-type="string" office:string-value="user name" text:name="py3o.objects.name"/>
        <text:user-field-decl office:value-type="string" office:string-value="fecha" text:name="py3o.objects.date"/>
        <text:user-field-decl office:value-type="string" office:string-value="student" text:name="py3o.student.student_id.name"/>
        <text:user-field-decl office:value-type="string" office:string-value="puntualidad" text:name="py3o.student.punctuality"/>
        <text:user-field-decl office:value-type="string" office:string-value="presencia" text:name="py3o.student.presence"/>
        <text:user-field-decl office:value-type="string" office:string-value="conservacion" text:name="py3o.student.conservation"/>
        <text:user-field-decl office:value-type="string" office:string-value="nota1" text:name="py3o.student.average"/>
        <text:user-field-decl office:value-type="string" office:string-value="permisos" text:name="py3o.student.leave_calc"/>
        <text:user-field-decl office:value-type="string" office:string-value="permisosmed" text:name="py3o.student.medical_calc"/>
        <text:user-field-decl office:value-type="string" office:string-value="brigadier" text:name="py3o.student.note_oficial_1"/>
        <text:user-field-decl office:value-type="string" office:string-value="nota2" text:name="py3o.student.military_postage"/>
        <text:user-field-decl office:value-type="string" office:string-value="final" text:name="py3o.student.note_total"/>
        <text:user-field-decl office:value-type="string" office:string-value="student" text:name="py3o.student.student_id.full_name"/>
        <text:user-field-decl office:value-type="string" office:string-value="No" text:name="py3o.student.student_id.seq"/>
        <text:user-field-decl office:value-type="string" office:string-value="grado" text:name="py3o.student.student_id.grade_id.acronym"/>
        <text:user-field-decl office:value-type="string" office:string-value="No" text:name="py3o.student.seq"/>
      </text:user-field-decls>
      <text:p text:style-name="P8"><text:span text:style-name="T1">EVALUADOR</text:span>: </text:p>
      <text:p text:style-name="P8"><text:span text:style-name="T1">FECHA</text:span>: <text:user-field-get text:name="py3o.objects.date">fecha</text:user-field-get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<text:span text:style-name="T1">N</text:span><text:span text:style-name="T2">o</text:span>.</text:p>
          </table:table-cell>
          <table:table-cell table:style-name="Table1.B1" office:value-type="string">
            <text:p text:style-name="P6">ESTUDIANTE</text:p>
          </table:table-cell>
          <table:table-cell table:style-name="Table1.B1" office:value-type="string">
            <text:p text:style-name="P22">PROMEDIO</text:p>
          </table:table-cell>
          <table:table-cell table:style-name="Table1.D1" office:value-type="string">
            <text:p text:style-name="P17">TOME CONOCIMIENTO</text:p>
          </table:table-cell>
        </table:table-row>
        <table:table-row table:style-name="Table1.2">
          <table:table-cell table:style-name="Table1.A2" office:value-type="string">
            <text:p text:style-name="P11"><text:a xlink:type="simple" xlink:href="py3o://for=%22student%20in%20objects.student_ids%22" text:style-name="Internet_20_link" text:visited-style-name="Visited_20_Internet_20_Link"><text:span text:style-name="T4">for="student in objects.student_ids"</text:span></text:a></text:p>
          </table:table-cell>
          <table:table-cell table:style-name="Table1.B2" office:value-type="string">
            <text:p text:style-name="P4"/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 table:style-name="Table1.3">
          <table:table-cell table:style-name="Table1.A2" office:value-type="string">
            <text:p text:style-name="P19"><text:user-field-get text:name="py3o.student.seq">No</text:user-field-get></text:p>
          </table:table-cell>
          <table:table-cell table:style-name="Table1.B2" office:value-type="string">
            <text:p text:style-name="P5"><text:user-field-get text:name="py3o.student.student_id.name">student</text:user-field-get></text:p>
          </table:table-cell>
          <table:table-cell table:style-name="Table1.A2" office:value-type="string">
            <text:p text:style-name="Table_20_Contents"><text:a xlink:type="simple" xlink:href="py3o://function=%22format_amount(student.note_total,%20'%250.3f')%22" office:name="Decimal" text:style-name="Internet_20_link" text:visited-style-name="Visited_20_Internet_20_Link"><text:span text:style-name="T5">function="format_amount(student.note_total, '%0.3f')"</text:span></text:a></text:p>
          </table:table-cell>
          <table:table-cell table:style-name="Table1.D2" office:value-type="string">
            <text:p text:style-name="P20"/>
          </table:table-cell>
        </table:table-row>
        <table:table-row table:style-name="Table1.4">
          <table:table-cell table:style-name="Table1.A2" office:value-type="string">
            <text:p text:style-name="P12"><text:a xlink:type="simple" xlink:href="py3o:///for" text:style-name="Internet_20_link" text:visited-style-name="Visited_20_Internet_20_Link"><text:span text:style-name="T3"/></text:a></text:p>
          </table:table-cell>
          <table:table-cell table:style-name="Table1.B2" office:value-type="string">
            <text:p text:style-name="P3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0"/>
          </table:table-cell>
        </table:table-row>
      </table:table>
      <text:p text:style-name="P8"/>
      <text:p text:style-name="P8"/>
      <text:p text:style-name="P7">ASPECTOS A CALIFICARSE</text:p>
      <text:p text:style-name="P9"/>
      <text:list xml:id="list2798709307" text:style-name="L1">
        <text:list-item>
          <text:p text:style-name="P23">PUNTUALIDAD</text:p>
          <text:list>
            <text:list-item>
              <text:p text:style-name="P24">Por cada vez que llegue atrazado a las formaciones, se le descontará un 0,05.</text:p>
              <text:p text:style-name="P24"/>
            </text:list-item>
          </text:list>
        </text:list-item>
        <text:list-item>
          <text:p text:style-name="P23">PRESENCIA PERSONAL</text:p>
          <text:list>
            <text:list-item>
              <text:p text:style-name="P24">Por cada mala revista de uniforme, se le descontará un 0,05.</text:p>
              <text:p text:style-name="P24"/>
            </text:list-item>
          </text:list>
        </text:list-item>
        <text:list-item>
          <text:p text:style-name="P23">PORTE MILITAR</text:p>
          <text:list>
            <text:list-item>
              <text:p text:style-name="P24">Esta calificación será la que el Señor Brigadier entregue al Dpto. De Alumnos.</text:p>
              <text:p text:style-name="P24"/>
            </text:list-item>
          </text:list>
        </text:list-item>
        <text:list-item>
          <text:p text:style-name="P23">CONSERVACIÓN DE AREAS ASIGNADAS</text:p>
          <text:list>
            <text:list-item>
              <text:p text:style-name="P24">Por cada vez que no estén limpios los puestos de limpieza asignados, se le descontará un 0.05</text:p>
            </text:list-item>
          </text:list>
        </text:list-item>
      </text:list>
      <text:p text:style-name="P9"/>
      <text:p text:style-name="P9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16"/>
          </table:table-cell>
          <table:table-cell table:style-name="Table2.C1" office:value-type="string">
            <text:p text:style-name="P16"><text:user-field-get text:name="py3o.objects.date">fecha</text:user-field-get></text:p>
          </table:table-cell>
        </table:table-row>
        <table:table-row table:style-name="Table2.2">
          <table:table-cell table:style-name="Table2.A2" office:value-type="string">
            <text:p text:style-name="P18">NOMBRE DEL EVALUADOR</text:p>
          </table:table-cell>
          <table:table-cell table:style-name="Table2.A2" office:value-type="string">
            <text:p text:style-name="P18">FIRMA</text:p>
          </table:table-cell>
          <table:table-cell table:style-name="Table2.C2" office:value-type="string">
            <text:p text:style-name="P18">FECHA DE ENTREGA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 style:writing-mode="lr-tb"/>
      <style:text-properties style:font-name="Carlito" fo:font-family="Carlito" style:font-style-name="Normal" style:font-family-generic="swiss" style:font-pitch="variable" fo:font-size="7pt" style:font-size-asian="10.5pt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077f8c" style:font-size-asian="7pt" style:font-weight-asian="bold" style:font-size-complex="7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Carlito1" fo:font-size="7pt" fo:font-weight="bold" officeooo:rsid="00077f8c" officeooo:paragraph-rsid="001bfeea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74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8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urso" text:name="py3o.objects.course_id.name"/>
        </text:user-field-decls>
        <text:p text:style-name="MP1"><draw:frame draw:style-name="Mfr1" draw:name="Imagen1" text:anchor-type="paragraph" svg:x="7.763cm" svg:y="-0.056cm" svg:width="1.593cm" svg:height="1.51cm" draw:z-index="0"><draw:image xlink:href="Pictures/100000000000018E0000018E6E5FC67616C12202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ARMADA DEL ECUADOR</text:p>
        <text:p text:style-name="MP1">ESCUELA DE CALIFICACIÓN Y PERFECCIONAMIENTO</text:p>
        <text:p text:style-name="MP1">“ALMIRANTE RENÁN OLMEDO GONZÁLEZ”</text:p>
        <text:p text:style-name="MP1">GUAYAQUIL</text:p>
        <text:p text:style-name="MP1"/>
        <text:p text:style-name="MP2">FORMATO DE CALIFICACIÓN DE “COMPORTAMIENTO”</text:p>
        <text:p text:style-name="MP2"><text:user-field-get text:name="py3o.objects.course_id.name">curso</text:user-field-get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7-08-08T15:44:42.774381280</dc:date>
    <meta:editing-duration>PT6H24M27S</meta:editing-duration>
    <meta:editing-cycles>89</meta:editing-cycles>
    <meta:generator>LibreOffice/5.3.1.2$Linux_X86_64 LibreOffice_project/30m0$Build-2</meta:generator>
    <meta:document-statistic meta:table-count="2" meta:image-count="1" meta:object-count="0" meta:page-count="1" meta:paragraph-count="29" meta:word-count="117" meta:character-count="779" meta:non-whitespace-character-count="698"/>
    <meta:user-defined meta:name="score">#.###</meta:user-defined>
  </office:meta>
</office:document-meta>
</file>